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RevisionHistory" style:family="table">
      <style:table-properties style:width="16.522cm" fo:margin-left="0cm" fo:margin-right="-0.012cm" fo:break-before="auto" fo:break-after="auto" table:align="margins" style:writing-mode="lr-tb"/>
    </style:style>
    <style:style style:name="RevisionHistory.A" style:family="table-column">
      <style:table-column-properties style:column-width="5.241cm" style:rel-column-width="20786*"/>
    </style:style>
    <style:style style:name="RevisionHistory.B" style:family="table-column">
      <style:table-column-properties style:column-width="5.269cm" style:rel-column-width="20898*"/>
    </style:style>
    <style:style style:name="RevisionHistory.C" style:family="table-column">
      <style:table-column-properties style:column-width="6.013cm" style:rel-column-width="23851*"/>
    </style:style>
    <style:style style:name="RevisionHistory.A1" style:family="table-cell">
      <style:table-cell-properties fo:padding="0.097cm" fo:border-left="0.002cm solid #000000" fo:border-right="none" fo:border-top="0.002cm solid #000000" fo:border-bottom="0.002cm solid #000000"/>
    </style:style>
    <style:style style:name="RevisionHistory.C1" style:family="table-cell">
      <style:table-cell-properties fo:padding="0.097cm" fo:border="0.002cm solid #000000"/>
    </style:style>
    <style:style style:name="RevisionHistory.A2" style:family="table-cell">
      <style:table-cell-properties fo:padding="0.097cm" fo:border-left="0.002cm solid #000000" fo:border-right="none" fo:border-top="none" fo:border-bottom="0.002cm solid #000000"/>
    </style:style>
    <style:style style:name="RevisionHistory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line-height="115%" fo:break-before="auto" fo:break-after="auto" style:writing-mode="lr-tb"/>
    </style:style>
    <style:style style:name="P2" style:family="paragraph" style:parent-style-name="Standard">
      <style:paragraph-properties fo:line-height="115%" style:writing-mode="lr-tb"/>
    </style:style>
    <style:style style:name="P3" style:family="paragraph" style:parent-style-name="Heading_20_1" style:master-page-name="Standard">
      <style:paragraph-properties fo:line-height="115%" style:page-number="auto" fo:break-before="auto" fo:break-after="auto"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0"><text:bookmark text:name="h.4nll3x3nh65q"/>Revision History</text:h>
      <text:p text:style-name="P1"/>
      <table:table table:name="RevisionHistory" table:style-name="RevisionHistory">
        <table:table-column table:style-name="RevisionHistory.A"/>
        <table:table-column table:style-name="RevisionHistory.B"/>
        <table:table-column table:style-name="RevisionHistory.C"/>
        <table:table-header-rows>
          <table:table-row>
            <table:table-cell table:style-name="RevisionHistory.A1" office:value-type="string">
              <text:p text:style-name="Table_20_Heading">Date</text:p>
            </table:table-cell>
            <table:table-cell table:style-name="RevisionHistory.A1" office:value-type="string">
              <text:p text:style-name="Table_20_Heading">Primary Authors</text:p>
            </table:table-cell>
            <table:table-cell table:style-name="RevisionHistory.C1" office:value-type="string">
              <text:p text:style-name="Table_20_Heading">Comments</text:p>
            </table:table-cell>
          </table:table-row>
        </table:table-header-rows>
        <table:table-row>
          <table:table-cell table:style-name="RevisionHistory.A2" office:value-type="string">
            <text:p text:style-name="Table_20_Contents">Fri, 27 Sep 2013</text:p>
          </table:table-cell>
          <table:table-cell table:style-name="RevisionHistory.A2" office:value-type="string">
            <text:p text:style-name="Table_20_Contents">David Benn, Kristine Larsen</text:p>
          </table:table-cell>
          <table:table-cell table:style-name="RevisionHistory.C2" office:value-type="string">
            <text:p text:style-name="Table_20_Contents">Initial document release; for VStar 2.15.3.</text:p>
          </table:table-cell>
        </table:table-row>
        <table:table-row>
          <table:table-cell table:style-name="RevisionHistory.A2" office:value-type="string">
            <text:p text:style-name="Table_20_Contents">Sun, 29 Sep 2013</text:p>
          </table:table-cell>
          <table:table-cell table:style-name="RevisionHistory.A2" office:value-type="string">
            <text:p text:style-name="Table_20_Contents">David Benn</text:p>
          </table:table-cell>
          <table:table-cell table:style-name="RevisionHistory.C2" office:value-type="string">
            <text:p text:style-name="Table_20_Contents">Resized context diagram.</text:p>
            <text:p text:style-name="Table_20_Contents">Added AAVSO logo to title page.</text:p>
            <text:p text:style-name="Table_20_Contents">Removed 2.15.3 from title page.</text:p>
          </table:table-cell>
        </table:table-row>
        <table:table-row>
          <table:table-cell table:style-name="RevisionHistory.A2" office:value-type="string">
            <text:p text:style-name="Table_20_Contents">Sat, 15 Mar 2014</text:p>
          </table:table-cell>
          <table:table-cell table:style-name="RevisionHistory.A2" office:value-type="string">
            <text:p text:style-name="Table_20_Contents">David Benn</text:p>
          </table:table-cell>
          <table:table-cell table:style-name="RevisionHistory.C2" office:value-type="string">
            <text:p text:style-name="Table_20_Contents">Added note about Excel model equation format.</text:p>
          </table:table-cell>
        </table:table-row>
        <table:table-row>
          <table:table-cell table:style-name="RevisionHistory.A2" office:value-type="string">
            <text:p text:style-name="Table_20_Contents">Fri, 9 May 2014</text:p>
          </table:table-cell>
          <table:table-cell table:style-name="RevisionHistory.A2" office:value-type="string">
            <text:p text:style-name="Table_20_Contents">David Benn</text:p>
          </table:table-cell>
          <table:table-cell table:style-name="RevisionHistory.C2" office:value-type="string">
            <text:p text:style-name="Table_20_Contents">Added Plugin-Manager material to Plug-ins section.</text:p>
          </table:table-cell>
        </table:table-row>
        <table:table-row>
          <table:table-cell table:style-name="RevisionHistory.A2" office:value-type="string">
            <text:p text:style-name="Table_20_Contents">Sun, 22 Jun 2014</text:p>
          </table:table-cell>
          <table:table-cell table:style-name="RevisionHistory.A2" office:value-type="string">
            <text:p text:style-name="Table_20_Contents">David Benn, Mike Simonsen</text:p>
          </table:table-cell>
          <table:table-cell table:style-name="RevisionHistory.C2" office:value-type="string">
            <text:p text:style-name="Table_20_Contents">Corrections and improvements from VStar CHOICE course, May 2014 course participants (Paul York and Brad Walter). </text:p>
            <text:p text:style-name="Table_20_Contents">Star naming section by Mike Simonsen.</text:p>
          </table:table-cell>
        </table:table-row>
        <table:table-row>
          <table:table-cell table:style-name="RevisionHistory.A2" office:value-type="string">
            <text:p text:style-name="Table_20_Contents">Thur, 17 Jul 2014</text:p>
          </table:table-cell>
          <table:table-cell table:style-name="RevisionHistory.A2" office:value-type="string">
            <text:p text:style-name="Table_20_Contents">David Benn</text:p>
          </table:table-cell>
          <table:table-cell table:style-name="RevisionHistory.C2" office:value-type="string">
            <text:p text:style-name="Table_20_Contents">Added URL request and non-AID load HJD conversion information to observation sources section.</text:p>
            <text:p text:style-name="Table_20_Contents">Changed Model Information dialog figures to show tabs.</text:p>
          </table:table-cell>
        </table:table-row>
        <table:table-row>
          <table:table-cell table:style-name="RevisionHistory.A2" office:value-type="string">
            <text:p text:style-name="Table_20_Contents">Fri, 8 Aug 2014</text:p>
          </table:table-cell>
          <table:table-cell table:style-name="RevisionHistory.A2" office:value-type="string">
            <text:p text:style-name="Table_20_Contents">David Benn</text:p>
          </table:table-cell>
          <table:table-cell table:style-name="RevisionHistory.C2" office:value-type="string">
            <text:p text:style-name="Table_20_Contents">Additive load changes for 2.16.3.</text:p>
          </table:table-cell>
        </table:table-row>
        <table:table-row>
          <table:table-cell table:style-name="RevisionHistory.A2" office:value-type="string">
            <text:p text:style-name="Table_20_Contents">Wed, 24 Sep 2014</text:p>
          </table:table-cell>
          <table:table-cell table:style-name="RevisionHistory.A2" office:value-type="string">
            <text:p text:style-name="Table_20_Contents">David Benn</text:p>
          </table:table-cell>
          <table:table-cell table:style-name="RevisionHistory.C2" office:value-type="string">
            <text:p text:style-name="Table_20_Contents">Glossary updates.</text:p>
          </table:table-cell>
        </table:table-row>
        <table:table-row>
          <table:table-cell table:style-name="RevisionHistory.A2" office:value-type="string">
            <text:p text:style-name="Table_20_Contents">Thu, 18 Dec 2014</text:p>
          </table:table-cell>
          <table:table-cell table:style-name="RevisionHistory.A2" office:value-type="string">
            <text:p text:style-name="Table_20_Contents">David Benn</text:p>
          </table:table-cell>
          <table:table-cell table:style-name="RevisionHistory.C2" office:value-type="string">
            <text:p text:style-name="Table_20_Contents">Scripting section update.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font-size-asian="10pt" style:language-asian="en" style:country-asian="US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="100%" fo:margin-left="0cm" fo:margin-right="0cm" fo:margin-top="0cm" fo:margin-bottom="0cm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1" style:display-name="Heading 1" style:family="paragraph" style:parent-style-name="Standard" style:class="text">
      <style:paragraph-properties fo:margin-top="0.353cm" fo:margin-bottom="0cm" fo:line-height="115%" fo:break-before="auto" fo:break-after="auto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 style:class="text">
      <style:paragraph-properties fo:margin-top="0.353cm" fo:margin-bottom="0cm" fo:line-height="115%" fo:break-before="auto" fo:break-after="auto" style:writing-mode="lr-tb"/>
      <style:text-properties style:font-name="Trebuchet MS" fo:font-size="13pt" fo:font-weight="bold" style:font-name-asian="Trebuchet MS" style:font-size-asian="13pt" style:font-weight-asian="bold" style:font-name-complex="Trebuchet MS" style:font-size-complex="13pt" style:font-weight-complex="bold"/>
    </style:style>
    <style:style style:name="Heading_20_3" style:display-name="Heading 3" style:family="paragraph" style:parent-style-name="Standard" style:class="text">
      <style:paragraph-properties fo:margin-top="0.282cm" fo:margin-bottom="0cm" fo:line-height="115%" fo:break-before="auto" fo:break-after="auto" style:writing-mode="lr-tb"/>
      <style:text-properties fo:color="#666666" style:font-name="Trebuchet MS" fo:font-size="12pt" fo:font-weight="bold" style:font-name-asian="Trebuchet MS" style:font-size-asian="12pt" style:font-weight-asian="bold" style:font-name-complex="Trebuchet MS" style:font-size-complex="12pt" style:font-weight-complex="bold"/>
    </style:style>
    <style:style style:name="Heading_20_4" style:display-name="Heading 4" style:family="paragraph" style:parent-style-name="Standard" style:class="text">
      <style:paragraph-properties fo:margin-top="0.282cm" fo:margin-bottom="0cm" fo:line-height="115%" fo:break-before="auto" fo:break-after="auto" style:writing-mode="lr-tb"/>
      <style:text-properties fo:color="#666666" style:font-name="Trebuchet MS" fo:font-size="11pt" style:text-underline-style="solid" style:text-underline-width="auto" style:text-underline-color="font-color" style:font-name-asian="Trebuchet MS" style:font-size-asian="11pt" style:font-name-complex="Trebuchet MS" style:font-size-complex="11pt"/>
    </style:style>
    <style:style style:name="Heading_20_5" style:display-name="Heading 5" style:family="paragraph" style:parent-style-name="Standard" style:class="text">
      <style:paragraph-properties fo:margin-top="0.282cm" fo:margin-bottom="0cm" fo:line-height="115%" fo:break-before="auto" fo:break-after="auto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 style:class="text">
      <style:paragraph-properties fo:margin-top="0.282cm" fo:margin-bottom="0cm" fo:line-height="115%" fo:break-before="auto" fo:break-after="auto" style:writing-mode="lr-tb"/>
      <style:text-properties fo:color="#666666" style:font-name="Trebuchet MS" fo:font-size="11pt" fo:font-style="italic" style:font-name-asian="Trebuchet MS" style:font-size-asian="11pt" style:font-style-asian="italic" style:font-name-complex="Trebuchet MS" style:font-size-complex="11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cm" fo:margin-bottom="0cm" fo:line-height="115%" fo:break-before="auto" fo:break-after="auto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 style:class="chapter">
      <style:paragraph-properties fo:margin-top="0cm" fo:margin-bottom="0.353cm" fo:line-height="115%" fo:break-before="auto" fo:break-after="auto" style:writing-mode="lr-tb"/>
      <style:text-properties fo:color="#666666" style:font-name="Trebuchet MS" fo:font-size="13pt" fo:font-style="italic" style:font-name-asian="Trebuchet MS" style:font-size-asian="13pt" style:font-style-asian="italic" style:font-name-complex="Trebuchet MS" style:font-size-complex="13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fo:border="none" fo:padding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0.0$Unix OpenOffice.org_project/400m3$Build-9702</meta:generator>
    <dc:title/>
    <meta:initial-creator/>
    <dc:creator>David Benn</dc:creator>
    <meta:editing-cycles>45</meta:editing-cycles>
    <dc:date>2014-12-18T08:18:53</dc:date>
    <meta:editing-duration>PT18H6M58S</meta:editing-duration>
    <meta:document-statistic meta:table-count="1" meta:image-count="0" meta:object-count="0" meta:page-count="1" meta:paragraph-count="36" meta:word-count="151" meta:character-count="905"/>
  </office:meta>
</office:document-meta>
</file>